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7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able-cell-properties fo:background-color="#000000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 fo:font-size="12pt" style:font-size-asian="12pt" style:font-size-complex="12pt"/>
    </style:style>
    <style:style style:name="ce6" style:family="table-cell" style:parent-style-name="Default" style:data-style-name="N0"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bol – expected time 5 hours or s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ours Spent</text:p>
          </table:table-cell>
          <table:table-cell office:value-type="string" calcext:value-type="string">
            <text:p>Tasks / Accomplishments / Issues / Thoughts</text:p>
          </table:table-cell>
        </table:table-row>
        <table:table-row table:style-name="ro1">
          <table:table-cell table:style-name="ce2" office:value-type="date" office:date-value="2014-02-08" calcext:value-type="date">
            <text:p>02/08/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learn syntax … no idea what is going on, how do we make a function or procedure or something.</text:p>
          </table:table-cell>
        </table:table-row>
        <table:table-row table:style-name="ro1">
          <table:table-cell table:style-name="ce2" office:value-type="date" office:date-value="2014-02-08" calcext:value-type="date">
            <text:p>02/08/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understand loops, why are they so silly ? Perform x times … what? I get it but … what?</text:p>
          </table:table-cell>
        </table:table-row>
        <table:table-row table:style-name="ro1">
          <table:table-cell table:style-name="ce2" office:value-type="date" office:date-value="2014-02-09" calcext:value-type="date">
            <text:p>02/09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… there is not a simple length function? I have to compute it? Really? UGH! Hated increased.</text:p>
          </table:table-cell>
        </table:table-row>
        <table:table-row table:style-name="ro1">
          <table:table-cell table:style-name="ce2" office:value-type="date" office:date-value="2014-02-09" calcext:value-type="date">
            <text:p>02/09/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har does not “save” needs to but put some place when incrementing … okay fair enough I guess.</text:p>
          </table:table-cell>
        </table:table-row>
        <table:table-row table:style-name="ro1">
          <table:table-cell table:style-name="ce2" office:value-type="date" office:date-value="2014-02-09" calcext:value-type="date">
            <text:p>02/09/1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igured out the using command, okay, finished encrypt – chars are off by one, weird. Starting to 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understand this awful language – still rather rip my eye out.</text:p>
          </table:table-cell>
        </table:table-row>
        <table:table-row table:style-name="ro1">
          <table:table-cell table:style-name="ce2" office:value-type="date" office:date-value="2014-02-10" calcext:value-type="date">
            <text:p>02/10/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ld NOT figure out how to make a function, finally figured out sub-programs … okay, stupid, then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this silly picture variable non sense killed me – did not realize the padding so pic of 3 giving a 1 turns 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out to be 001, and pic of 2 giving a 1 turns out to be 01. When trying to add something to 001 or 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 does not treat it as a 1 which if it had a decimal I would understand, but it does not so UGH.</text:p>
          </table:table-cell>
        </table:table-row>
        <table:table-row table:style-name="ro1">
          <table:table-cell table:style-name="ce2" office:value-type="date" office:date-value="2014-02-20" calcext:value-type="date">
            <text:p>02/20/1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oming back to hell to clean up the char adding and add some more test cases.</text:p>
          </table:table-cell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3"/>
        </table:table-row>
        <table:table-row table:style-name="ro3">
          <table:table-cell table:style-name="ce4" office:value-type="string" calcext:value-type="string" table:number-columns-spanned="3" table:number-rows-spanned="1">
            <text:p>Comments about Cobol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22">
            <text:p>In one word to describe Cobol: painful. The comment syntax never worked for me, so I am sorry there are no comments in my code. I just do not like it, not sure if it is because of how different or just hate it. To think they taught languages like this 20 years ago, makes <text:s/>me wonder why anyone pursued Computer Science and programming. I suspect it was to rid the future of this language :). There is very little documentation and things like the char values off by 1 just complicate the simplest tasks. Coming from a logical perspective everything is backwards, if you wanted to say while i &lt; 90 you need to actually say perform until &gt; 90, which is fine, but confusing. Procedures are sub programs, that took a minute to wrap my head around, and the picture for declaring variables is stupid. There are some good points, such as straight forward add 1 to 2 is easy to read and maybe learn from a non-CS background. The way the language divides everything into <text:s/>“divisions” seems like assembly to me. Other than that, I am glad to have learned a little Cobol, my only experience was the very simple assignment in the Master the Mainframe contest. The language is not as bad as I am saying, but it will never be my first choice and I am glad to never have to see it again. Although now that I just typed that – my first job after graduation will probably be updating Cobol code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00:00:01.831059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1:05:44.736799140</meta:creation-date>
    <dc:date>2014-02-26T08:44:18.904875800</dc:date>
    <meta:editing-duration>PT18H20M58S</meta:editing-duration>
    <meta:editing-cycles>18</meta:editing-cycles>
    <meta:generator>LibreOffice/4.1.2.3$Linux_X86_64 LibreOffice_project/410m0$Build-3</meta:generator>
    <meta:print-date>2014-02-26T08:44:06.905111205</meta:print-date>
    <meta:document-statistic meta:table-count="1" meta:cell-count="31" meta:object-count="0"/>
  </office:meta>
</office:document-meta>
</file>